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1 - ...</text:p>
      <text:p text:style-name="P1">M-EGIDO???</text:p>
      <text:p text:style-name="P1">which one then</text:p>
      <text:p text:style-name="P1">you look like megido</text:p>
      <text:p text:style-name="P1">but you sure dont sound like any megido i know</text:p>
      <text:p text:style-name="P1">why would you be lookin forward to this shit</text:p>
      <text:p text:style-name="P1">whats it to you</text:p>
      <text:p text:style-name="P1">yeah</text:p>
      <text:p text:style-name="P1">guess ill get goin then</text:p>
      <text:p text:style-name="P1">AM2 - i uh</text:p>
      <text:p text:style-name="P1">went the wrong way</text:p>
      <text:p text:style-name="P1">thanks</text:p>
      <text:p text:style-name="P1">weirdo</text:p>
      <text:p text:style-name="P1">_</text:p>
      <text:p text:style-name="P1">AH1 - yo orange guy</text:p>
      <text:p text:style-name="P1">or uh</text:p>
      <text:p text:style-name="P1">yellow guy</text:p>
      <text:p text:style-name="P1">whats your deal</text:p>
      <text:p text:style-name="P1">are you uh</text:p>
      <text:p text:style-name="P1">crying?</text:p>
      <text:p text:style-name="P1">AH2 - oh my cod</text:p>
      <text:p text:style-name="P1">why...</text:p>
      <text:p text:style-name="P1">WHY did i have to bring this idiot that horse hitcher</text:p>
      <text:p text:style-name="P1">_</text:p>
      <text:p text:style-name="P1">ArSe18 - well im here now arent i</text:p>
      <text:p text:style-name="P1">yeah!!! so you saw it too huh</text:p>
      <text:p text:style-name="P1">that was the guy right</text:p>
      <text:p text:style-name="P1"><text:soft-page-break/>lord somefin</text:p>
      <text:p text:style-name="P1">clamiborn? whatd you say his shit was again</text:p>
      <text:p text:style-name="P1">whats it matter</text:p>
      <text:p text:style-name="P1">hes already here aint he</text:p>
      <text:p text:style-name="P1">innocent ghosts</text:p>
      <text:p text:style-name="P1">killin ghosts as a thing that can happen is seriously the dumbest shit i ever heard </text:p>
      <text:p text:style-name="P1">yeah</text:p>
      <text:p text:style-name="P1">last thing i need is anemonemore of your lobstervations</text:p>
      <text:p text:style-name="P1">anyway that explosion kicked ass</text:p>
      <text:p text:style-name="P1">splosions rule the school!!! 38D</text:p>
      <text:p text:style-name="P1">yeah i got that</text:p>
      <text:p text:style-name="P1">i figured id have to be the heroe and bail you suckas out again</text:p>
      <text:p text:style-name="P1">to get all us ghosts here to team up and kill that asshole</text:p>
      <text:p text:style-name="P1">yeah right</text:p>
      <text:p text:style-name="P1">like you have a better idea</text:p>
      <text:p text:style-name="P1">ArSe19 - so where is everymoby i wanna talk to them bout somefin</text:p>
      <text:p text:style-name="P1">gotta get the gang back together</text:p>
      <text:p text:style-name="P1">take down the douche of time</text:p>
      <text:p text:style-name="P1">you say hes invincible but i think thats exactly the kind of loser bs that made us lose like a bunch of fuckin losers in the first losin place</text:p>
      <text:p text:style-name="P1">we can do it if we all like</text:p>
      <text:p text:style-name="P1">work together and shit</text:p>
      <text:p text:style-name="P1">if we build an army</text:p>
      <text:p text:style-name="P1">a G)(OST ARMY 38D</text:p>
      <text:p text:style-name="P1">think a how glubbin sick that would be</text:p>
      <text:p text:style-name="P1">then whats your awesome idea</text:p>
      <text:p text:style-name="P1"><text:soft-page-break/>oh reely</text:p>
      <text:p text:style-name="P1">whats the weaprawn</text:p>
      <text:p text:style-name="P1">cherub</text:p>
      <text:p text:style-name="P1">what</text:p>
      <text:p text:style-name="P1">ok i didnt really follow any of that junk so uh</text:p>
      <text:p text:style-name="P1">you go right ahead and find your cherub girl</text:p>
      <text:p text:style-name="P1">ima be right here building my ghost army B--E-EYOTC)(</text:p>
      <text:p text:style-name="P1">please</text:p>
      <text:p text:style-name="P1">ok i admit that mosta them were chumpy as globes when we was tryin to win our game</text:p>
      <text:p text:style-name="P1">but this time when im through with em they will be the loyal murderous mob of cherubfucking fury our people were always supposed to be</text:p>
      <text:p text:style-name="P1">and if you dont think i can do that then N-E-ED I R-EMIND YOU who i grew up to be in some another dimension or whatever</text:p>
      <text:p text:style-name="P1">aw youre tha best serket cmere 38*</text:p>
      <text:p text:style-name="P1">ArSe20 - man what gives</text:p>
      <text:p text:style-name="P1">does my breath stink or</text:p>
      <text:p text:style-name="P1">oh shit more of the old gang is that way</text:p>
      <text:p text:style-name="P1">guess i better go talk to them too</text:p>
      <text:p text:style-name="P1">probably have to bail shouty out YET AGAIN</text:p>
      <text:p text:style-name="P1">damn kid makes you work</text:p>
      <text:p text:style-name="P1">shut up</text:p>
      <text:p text:style-name="P1">ArSe21 - you what is this shit</text:p>
      <text:p text:style-name="P1">you sellin somefin here</text:p>
      <text:p text:style-name="P1">if so i should warn you im a little low on funds these days</text:p>
      <text:p text:style-name="P1">ahahaha you must be out of your seasponge if you think ima part with anyfin of value for a shitty speech</text:p>
      <text:p text:style-name="P1">oh</text:p>
      <text:p text:style-name="P1"><text:soft-page-break/>hang on!</text:p>
      <text:p text:style-name="P1">no cant decide if its worth listening to you even if you pay me</text:p>
      <text:p text:style-name="P1">yeah youre right</text:p>
      <text:p text:style-name="P1">lay it on me</text:p>
      <text:p text:style-name="P1">ArSe22 - wow that sure was a bunch of stuff i already knew</text:p>
      <text:p text:style-name="P1">pleasure doin business with you</text:p>
      <text:p text:style-name="P1">ArSe23 - serket yo this exposition is some straight up redonkulous junk even by your standards</text:p>
      <text:p text:style-name="P1">you know me i am all about the boonjamins</text:p>
      <text:p text:style-name="P1">urrrhn fin</text:p>
      <text:p text:style-name="P1">wuuut</text:p>
      <text:p text:style-name="P1">serket are you whistlin through my blowhole with this idiotic shit</text:p>
      <text:p text:style-name="P1">yeah yeah what do we have to do to seal this deal here</text:p>
      <text:p text:style-name="P1">just tell me the bare minimum a what i need to hear to snag ma boonies and run</text:p>
      <text:p text:style-name="P1">fuckin score</text:p>
      <text:p text:style-name="P1">ArSe24 - zzzzzz</text:p>
      <text:p text:style-name="P1">your just tellin me shit i know serk she was sorta my friend too remember</text:p>
      <text:p text:style-name="P1">cant you spice this jam up</text:p>
      <text:p text:style-name="P1">didnt she like sleep with erybody</text:p>
      <text:p text:style-name="P1">gimme all the dirt on that</text:p>
      <text:p text:style-name="P1">ahahaha why you blushin girl</text:p>
      <text:p text:style-name="P1">omigawd you and she...???????</text:p>
      <text:p text:style-name="P1">ho man why didnt you ever tell me i thought we was fronds</text:p>
      <text:p text:style-name="P1">aaaand????</text:p>
      <text:p text:style-name="P1">make it a cool hunnid and you got a deal</text:p>
      <text:p text:style-name="P1"><text:soft-page-break/>her imperious condescension thanks you for your generous contribution to the new empire</text:p>
      <text:p text:style-name="P1">_</text:p>
      <text:p text:style-name="P1">RL10 - hey!!!</text:p>
      <text:p text:style-name="P1">its uh</text:p>
      <text:p text:style-name="P1">YOU</text:p>
      <text:p text:style-name="P1">human right</text:p>
      <text:p text:style-name="P1">who cares listen human girl wanna ask ya somefin</text:p>
      <text:p text:style-name="P1">wut</text:p>
      <text:p text:style-name="P1">hey eff you</text:p>
      <text:p text:style-name="P1">what are years</text:p>
      <text:p text:style-name="P1">uh</text:p>
      <text:p text:style-name="P1">...</text:p>
      <text:p text:style-name="P1">man</text:p>
      <text:p text:style-name="P1">youre like an alien windfang</text:p>
      <text:p text:style-name="P1">all wordy and nosy and nice to me for no fishcernible reason</text:p>
      <text:p text:style-name="P1">you even have the same cod tier jammies on</text:p>
      <text:p text:style-name="P1">just another bright orange blubbermouth</text:p>
      <text:p text:style-name="P1">lets just forget i said anyfin kay</text:p>
      <text:p text:style-name="P1">RL11 - sooooo</text:p>
      <text:p text:style-name="P1">extra talky human</text:p>
      <text:p text:style-name="P1">its me again</text:p>
      <text:p text:style-name="P1">got a porpoisition for ya</text:p>
      <text:p text:style-name="P1">you know that bad guy</text:p>
      <text:p text:style-name="P1">just wrecked the sky and killed some dead mofos</text:p>
      <text:p text:style-name="P1">wanna team up with me and kill him or...</text:p>
      <text:p text:style-name="P1">yay!!!! 38D</text:p>
      <text:p text:style-name="P1"><text:soft-page-break/>gfd</text:p>
      <text:p text:style-name="P1">oh my glub you really are serketting the fuck outta this</text:p>
      <text:p text:style-name="P1">come on stop overplanning lets all just fly away together and wreck his shit</text:p>
      <text:p text:style-name="P1">there are like billions a ghosts out here right we got numbers on our side</text:p>
      <text:p text:style-name="P1">wut</text:p>
      <text:p text:style-name="P1">ugh</text:p>
      <text:p text:style-name="P1">LIG)(T PLAY-ERS</text:p>
      <text:p text:style-name="P1">later rosefang</text:p>
      <text:p text:style-name="P1">_</text:p>
      <text:p text:style-name="P1">KM10 - oh hey the maryam looking girl</text:p>
      <text:p text:style-name="P1">what is the deal with you</text:p>
      <text:p text:style-name="P1">why</text:p>
      <text:p text:style-name="P1">dunno</text:p>
      <text:p text:style-name="P1">seams to me two maryams is overdoin it a bit</text:p>
      <text:p text:style-name="P1">one was more than enough</text:p>
      <text:p text:style-name="P1">you arent much like the one we had</text:p>
      <text:p text:style-name="P1">kind of a tough act to follow to be fair though</text:p>
      <text:p text:style-name="P1">looks like you got the rainbow drinker thing going on too</text:p>
      <text:p text:style-name="P1">so</text:p>
      <text:p text:style-name="P1">you go around lookin like that all the time or</text:p>
      <text:p text:style-name="P1">heh</text:p>
      <text:p text:style-name="P1">im no drinker buff but yeah our maryam figured out how to control it</text:p>
      <text:p text:style-name="P1">she probably had more time to figure it out than you</text:p>
      <text:p text:style-name="P1">not my buzzbug wax but maybe you should axe her</text:p>
      <text:p text:style-name="P1">why not</text:p>
      <text:p text:style-name="P1"><text:soft-page-break/>aw come on shes cool</text:p>
      <text:p text:style-name="P1">oh yeah who was that</text:p>
      <text:p text:style-name="P1">huh</text:p>
      <text:p text:style-name="P1">you mean</text:p>
      <text:p text:style-name="P1">her over there</text:p>
      <text:p text:style-name="P1">talky girl in the orange nighty jams</text:p>
      <text:p text:style-name="P1">i seaaa</text:p>
      <text:p text:style-name="P1">saw you two hangin together last time</text:p>
      <text:p text:style-name="P1">she your g frond</text:p>
      <text:p text:style-name="P1">the red sort i mean</text:p>
      <text:p text:style-name="P1">thats adorbs yo</text:p>
      <text:p text:style-name="P1">KM11 - hey maryam lookalike lets go kick the fuck outa skullzilla</text:p>
      <text:p text:style-name="P1">no u silly drinker shes just fucking with you</text:p>
      <text:p text:style-name="P1">aight well guess im going to drink skull guys blood all by my shellf then</text:p>
      <text:p text:style-name="P1">haha yeah</text:p>
      <text:p text:style-name="P1">well later</text:p>
      <text:p text:style-name="P1">_</text:p>
      <text:p text:style-name="P1">DS10 - hey cape guy</text:p>
      <text:p text:style-name="P1">youre uh</text:p>
      <text:p text:style-name="P1">human whats his cape</text:p>
      <text:p text:style-name="P1">so davecape</text:p>
      <text:p text:style-name="P1">wheres your bro</text:p>
      <text:p text:style-name="P1">no no</text:p>
      <text:p text:style-name="P1">not that guy</text:p>
      <text:p text:style-name="P1">actually i gave him a sweet high five a little while ago but thats not who i mean</text:p>
      <text:p text:style-name="P1"><text:soft-page-break/>who cares im talking about your other bro</text:p>
      <text:p text:style-name="P1">the cool shouty kid who got po'd and went to clamscray the f out</text:p>
      <text:p text:style-name="P1">what</text:p>
      <text:p text:style-name="P1">shouty shouldnt be hanging out with that glubbin dork</text:p>
      <text:p text:style-name="P1">...</text:p>
      <text:p text:style-name="P1">naw</text:p>
      <text:p text:style-name="P1">my ancestor was fuckin lame</text:p>
      <text:p text:style-name="P1">otoh in another tunaverse i grew up to be an ice cold murderbitch in charge of everybody which makes perfect sense</text:p>
      <text:p text:style-name="P1">so the only one i got to measure up to is me and it turns out i measure up awesomely</text:p>
      <text:p text:style-name="P1">i think</text:p>
      <text:p text:style-name="P1">that</text:p>
      <text:p text:style-name="P1">maybe i was just owned?</text:p>
      <text:p text:style-name="P1">DS11 - then you must want to kill the guy even worse than me</text:p>
      <text:p text:style-name="P1">why dont you join me we can fly away and fuck him up together 38)</text:p>
      <text:p text:style-name="P1">e what</text:p>
      <text:p text:style-name="P1">the fuuuck</text:p>
      <text:p text:style-name="P1">i know youre down in the dumps kid but that sounds like a stupid waste of time</text:p>
      <text:p text:style-name="P1">now come on lets go whale on a cherub</text:p>
      <text:p text:style-name="P1">wow</text:p>
      <text:p text:style-name="P1">sooooo cooooooool</text:p>
      <text:p text:style-name="P1">NOT</text:p>
      <text:p text:style-name="P1">DS12 - yeah why not</text:p>
      <text:p text:style-name="P1">shut up dawg just lemme walk around as you and stuff</text:p>
      <text:p text:style-name="P1">why</text:p>
      <text:p text:style-name="P1">yea</text:p>
      <text:p text:style-name="P1"><text:soft-page-break/>aw man</text:p>
      <text:p text:style-name="P1">what area</text:p>
      <text:p text:style-name="P1">FIN-E</text:p>
      <text:p text:style-name="P1">_</text:p>
      <text:p text:style-name="P1">LP1 - you know it</text:p>
      <text:p text:style-name="P1">i am so fuckin ghostly now</text:p>
      <text:p text:style-name="P1">wha</text:p>
      <text:p text:style-name="P1">preach1n to the group of coral s1ngers pyrope</text:p>
      <text:p text:style-name="P1">hey fuck you!</text:p>
      <text:p text:style-name="P1">cant B-ELI-EV-E yall go shitting on my fish puns right outta the blowhole like that</text:p>
      <text:p text:style-name="P1">as if your numbers bs and jacking zees on the end a words is any more rad than my baller wordplay</text:p>
      <text:p text:style-name="P1">i mean your skating and stunts are objectively rad ill give you that</text:p>
      <text:p text:style-name="P1">but you need to get off your high seahorse because practically NOFIN else about you is especially radder than average</text:p>
      <text:p text:style-name="P1">uh sure</text:p>
      <text:p text:style-name="P1">still wearing out the highfives i sea even after like what</text:p>
      <text:p text:style-name="P1">eternity?</text:p>
      <text:p text:style-name="P1">k one more pyrope but thats it</text:p>
      <text:p text:style-name="P1">i dig a good highfive as much as the next badgirl but my cod</text:p>
      <text:p text:style-name="P1">got this fresh pimp ghost bod looking fine as fuck i dont need to callous up my palms already</text:p>
      <text:p text:style-name="P1">havent you heard an empress needs hands so soft you can use em to polish gold with???</text:p>
      <text:p text:style-name="P1">LP2 - question</text:p>
      <text:p text:style-name="P1">seeing as what a hot shit gamer gurl you have a reputation for and all</text:p>
      <text:p text:style-name="P1">i figured you would be a lock to join my party</text:p>
      <text:p text:style-name="P1"><text:soft-page-break/>to go fuck up clamilord or whoever</text:p>
      <text:p text:style-name="P1">skull guy</text:p>
      <text:p text:style-name="P1">kills ghosts</text:p>
      <text:p text:style-name="P1">dont you keep up with current events</text:p>
      <text:p text:style-name="P1">the shit in the sky</text:p>
      <text:p text:style-name="P1">it cracked</text:p>
      <text:p text:style-name="P1">a monster did that</text:p>
      <text:p text:style-name="P1">DO YOU WANT TO GO )(-ELP M-E KILL T)(-E BAD GUY???????</text:p>
      <text:p text:style-name="P1">so</text:p>
      <text:p text:style-name="P1">no pretty sure dont give much a shit about a trick you do on your four wheel device</text:p>
      <text:p text:style-name="P1">tho i will say</text:p>
      <text:p text:style-name="P1">"scads" is actually a fish pun you made probly on accident</text:p>
      <text:p text:style-name="P1">which kind of makes me want to give you a hug so it balances out your dumb shit answer</text:p>
      <text:p text:style-name="P1">oh shit you and captor</text:p>
      <text:p text:style-name="P1">thats still a thing after all this pseudotime or</text:p>
      <text:p text:style-name="P1">still red??????</text:p>
      <text:p text:style-name="P1">mother glubber</text:p>
      <text:p text:style-name="P1">seriously didnt think T)(ATD last</text:p>
      <text:p text:style-name="P1">fuckin afterlife</text:p>
      <text:p text:style-name="P1">i know im new here but</text:p>
      <text:p text:style-name="P1">almost seems like</text:p>
      <text:p text:style-name="P1">you die and nothing means anyfin and then you date forever</text:p>
      <text:p text:style-name="P1">sort of makes me want to puke</text:p>
      <text:p text:style-name="P1">couldnt see that wink behind your radspex fyi</text:p>
      <text:p text:style-name="P1">if you change your mind</text:p>
      <text:p text:style-name="P1"><text:soft-page-break/>just lemminnow</text:p>
      <text:p text:style-name="P1">LP3 - latula shut up and just tell me what horseshit thing you want me to do</text:p>
      <text:p text:style-name="P1">you can NOT be serious</text:p>
      <text:p text:style-name="P1">kay tules im outtie</text:p>
      <text:p text:style-name="P1">kickflip chops</text:p>
      <text:p text:style-name="P1">just gimme the board pyrope</text:p>
      <text:p text:style-name="P1">LP4 - shit tules</text:p>
      <text:p text:style-name="P1">i forgot how many rad nicknames you like to cycle through</text:p>
      <text:p text:style-name="P1">you know i always thought paycheck was kind of dope why dont you just stick with that</text:p>
      <text:p text:style-name="P1">no lets not OWWWWWW</text:p>
      <text:p text:style-name="P1">nnn... no? i meant</text:p>
      <text:p text:style-name="P1">wwwwWOWWWWWW</text:p>
      <text:p text:style-name="P1">like "WOWWWWW that was a radical hand slappin"</text:p>
      <text:p text:style-name="P1">thats cool but</text:p>
      <text:p text:style-name="P1">arent you overstatin our prior relationship as somefin above neutral just a TAD</text:p>
      <text:p text:style-name="P1">mehhh</text:p>
      <text:p text:style-name="P1">did you</text:p>
      <text:p text:style-name="P1">that</text:p>
      <text:p text:style-name="P1">is the stupidest glubbin thing to require any sorta rationalization i ever heard</text:p>
      <text:p text:style-name="P1">_</text:p>
      <text:p text:style-name="P1">PM1 - sup maryam</text:p>
      <text:p text:style-name="P1">howd you even hear that already</text:p>
      <text:p text:style-name="P1">yeah</text:p>
      <text:p text:style-name="P1">all the more reason to get out of here and fight bad guys and stuff</text:p>
      <text:p text:style-name="P1"><text:soft-page-break/>yeaaah</text:p>
      <text:p text:style-name="P1">nomoby deserves havin to meet a dead teen alt universe ancestor like that</text:p>
      <text:p text:style-name="P1">what is with that ugly thing anyway</text:p>
      <text:p text:style-name="P1">haha no</text:p>
      <text:p text:style-name="P1">wait nickname</text:p>
      <text:p text:style-name="P1">if theres some new dig on vantas i need to know about it pronto</text:p>
      <text:p text:style-name="P1">fuck yes highfive</text:p>
      <text:p text:style-name="P1">wait forget it my hands still sore from latula</text:p>
      <text:p text:style-name="P1">bitch slaps )(ARD</text:p>
      <text:p text:style-name="P1">you do</text:p>
      <text:p text:style-name="P1">wait that is soundin fishily like innuendo</text:p>
      <text:p text:style-name="P1">you and her ever uh</text:p>
      <text:p text:style-name="P1">whoa youre right</text:p>
      <text:p text:style-name="P1">almost forgot to not be glubbin a fuck</text:p>
      <text:p text:style-name="P1">i apologize for prying into your romlife that was so shrimpudent of me</text:p>
      <text:p text:style-name="P1">oh come praaaaawn 38[</text:p>
      <text:p text:style-name="P1">... maybe</text:p>
      <text:p text:style-name="P1">i guess</text:p>
      <text:p text:style-name="P1">lol yeah</text:p>
      <text:p text:style-name="P1">but i think the thing is the skull lord might actually be able to kill god tiers?</text:p>
      <text:p text:style-name="P1">like bypass the whole judgment hullabeluga that makes em resurrect</text:p>
      <text:p text:style-name="P1">you know with the fancy clock and all</text:p>
      <text:p text:style-name="P1">oof</text:p>
      <text:p text:style-name="P1">yeah maybe later</text:p>
      <text:p text:style-name="P1"><text:soft-page-break/>um</text:p>
      <text:p text:style-name="P1">yeah but she has her own plan</text:p>
      <text:p text:style-name="P1">girl is going on a cherub jam or some bitch ass noise</text:p>
      <text:p text:style-name="P1">...</text:p>
      <text:p text:style-name="P1">you dont understand</text:p>
      <text:p text:style-name="P1">its just that fucking thief of life getup</text:p>
      <text:p text:style-name="P1">i couldnt just parade around in that hideous thing</text:p>
      <text:p text:style-name="P1">yeah i know youd rock the glowin duties</text:p>
      <text:p text:style-name="P1">guess youre right i should sea what other god tiers want to join</text:p>
      <text:p text:style-name="P1">the prob is that i dont think becoming god tier stops you from being lame and terrible</text:p>
      <text:p text:style-name="P1">and we got a lot of people like that on our team</text:p>
      <text:p text:style-name="P1">guess ill keep axin around</text:p>
      <text:p text:style-name="P1">gonna bounce seaya meryam</text:p>
      <text:p text:style-name="P1">PM3 - huh</text:p>
      <text:p text:style-name="P1">water you talking about</text:p>
      <text:p text:style-name="P1">W)(AT!!!!!</text:p>
      <text:p text:style-name="P1">yo that is so messed up!</text:p>
      <text:p text:style-name="P1">NO FUCK T)(AT</text:p>
      <text:p text:style-name="P1">I AM GOING TO SLAUG)(T-ER T)(AT UGLY MUSCL-E MONST-ER</text:p>
      <text:p text:style-name="P1">I WILL ST-EAL )(IS S)(ITTY COAT AND W-EAR IT ON MY T)(RON-E</text:p>
      <text:p text:style-name="P1">I WILL RIP OFF )(IS SKULL AND GILD IT AND T)(-EN I WILL W-EAR IT AS MY CROWN W)(IL-E )(IS BL-E-EDING GR-E-EN TORSO BOWS B-EFOR-E M-E</text:p>
      <text:p text:style-name="P1">_</text:p>
      <text:p text:style-name="P1">KnVa1 - oh</text:p>
      <text:p text:style-name="P1">yeah i didnt wanna bother you and shoutier over there</text:p>
      <text:p text:style-name="P1">uh</text:p>
      <text:p text:style-name="P1"><text:soft-page-break/>whatever you say</text:p>
      <text:p text:style-name="P1">hey vantas</text:p>
      <text:p text:style-name="P1">i really want to hear more of your garbage and lisfin to it all with hella baited breath</text:p>
      <text:p text:style-name="P1">like i really really missed that you have no idea</text:p>
      <text:p text:style-name="P1">but i have to go do</text:p>
      <text:p text:style-name="P1">a thing</text:p>
      <text:p text:style-name="P1">reel quick</text:p>
      <text:p text:style-name="P1">can you wait</text:p>
      <text:p text:style-name="P1">like right H-ER-E</text:p>
      <text:p text:style-name="P1">exactly this spot</text:p>
      <text:p text:style-name="P1">for a few minutes</text:p>
      <text:p text:style-name="P1">brb dog</text:p>
      <text:p text:style-name="P1">_</text:p>
      <text:p text:style-name="P1">KV3 - (psst!)</text:p>
      <text:p text:style-name="P1">(hey vantas)</text:p>
      <text:p text:style-name="P1">(nows yer chance)</text:p>
      <text:p text:style-name="P1">(lets blow this nautical stand)</text:p>
      <text:p text:style-name="P1">(shouty you cant let that boring nerd tell you how to roll)</text:p>
      <text:p text:style-name="P1">(you wanna stand here lisfinin to his shellf important abaloney all day???)</text:p>
      <text:p text:style-name="P1">(then COM-E ON!)</text:p>
      <text:p text:style-name="P1">KV4 - vantas gimme your password</text:p>
      <text:p text:style-name="P1">this is your door aint it</text:p>
      <text:p text:style-name="P1">the symbol on the doors the same as on your fuckin shirt</text:p>
      <text:p text:style-name="P1">come on it aint blastoff device science</text:p>
      <text:p text:style-name="P1">you dont need to whisper anymore aint no one around</text:p>
      <text:p text:style-name="P1"><text:soft-page-break/>now whats the password</text:p>
      <text:p text:style-name="P1">no just tell me shouty!!!</text:p>
      <text:p text:style-name="P1">dude you want kankri to find you and talk yer nubs off again</text:p>
      <text:p text:style-name="P1">wuh</text:p>
      <text:p text:style-name="P1">bro you gotta speak up</text:p>
      <text:p text:style-name="P1">T)(ATS your p word</text:p>
      <text:p text:style-name="P1">what in glubs name does that mean</text:p>
      <text:p text:style-name="P1">fuck yeah! this way shouty</text:p>
      <text:p text:style-name="P1">you will not regret hitchin your wagon to my starfish</text:p>
      <text:p text:style-name="P1">KV5 - so shouty</text:p>
      <text:p text:style-name="P1">or... kankrat was it?</text:p>
      <text:p text:style-name="P1">been meaning to axe you... HEY!</text:p>
      <text:p text:style-name="P1">whered he go?</text:p>
      <text:p text:style-name="P1">its so hard makin friends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5" meta:paragraph-count="362" meta:word-count="2280" meta:character-count="11025"/>
    <meta:generator>OpenOffice/4.1.2$Win32 OpenOffice.org_project/412m3$Build-9782</meta:generator>
  </office:meta>
</office:document-meta>
</file>